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AB0000036A06975BD20B72345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solid" svg:stroke-width="0.081cm" svg:stroke-color="#ffffff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ffffff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/>
      <style:paragraph-properties fo:text-align="center"/>
      <style:text-properties fo:color="#ffffff"/>
    </style:style>
    <style:style style:name="P5" style:family="paragraph">
      <style:text-properties fo:color="#ffffff"/>
    </style:style>
    <style:style style:name="P6" style:family="paragraph">
      <loext:graphic-properties draw:fill="none" draw:fill-color="#ffffff"/>
      <style:text-properties fo:color="#ffffff"/>
    </style:style>
    <style:style style:name="P7" style:family="paragraph">
      <style:text-properties fo:color="#3faf46"/>
    </style:style>
    <style:style style:name="P8" style:family="paragraph">
      <loext:graphic-properties draw:fill="none" draw:fill-color="#ffffff"/>
      <style:text-properties fo:color="#3faf46"/>
    </style:style>
    <style:style style:name="T1" style:family="text">
      <style:text-properties fo:color="#ffffff"/>
    </style:style>
    <style:style style:name="T2" style:family="text">
      <style:text-properties fo:color="#3faf46" style:font-name="Liberation Sans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1.078cm" svg:height="15.416cm" svg:x="3.302cm" svg:y="0.254cm">
          <draw:image xlink:href="Pictures/10000201000004AB0000036A06975BD20B723454.png" xlink:type="simple" xlink:show="embed" xlink:actuate="onLoad" loext:mime-type="image/png">
            <text:p/>
          </draw:image>
        </draw:frame>
        <draw:line draw:style-name="gr3" draw:text-style-name="P3" draw:layer="layout" svg:x1="13.97cm" svg:y1="7.874cm" svg:x2="22.86cm" svg:y2="7.874cm">
          <text:p/>
        </draw:line>
        <draw:line draw:style-name="gr4" draw:text-style-name="P3" draw:layer="layout" svg:x1="13.97cm" svg:y1="7.874cm" svg:x2="13.97cm" svg:y2="0.508cm">
          <text:p/>
        </draw:line>
        <draw:path draw:style-name="gr5" draw:text-style-name="P4" draw:layer="layout" svg:width="1.977cm" svg:height="0.435cm" draw:transform="rotate (-0.950506310636112) translate (14.3247294630387cm 6.09660009890867cm)" svg:viewBox="0 0 1978 436" svg:d="M0 436c945-886 1978-148 1978-148">
          <text:p/>
        </draw:path>
        <draw:frame draw:style-name="gr6" draw:text-style-name="P6" draw:layer="layout" svg:width="1.27cm" svg:height="0.962cm" svg:x="22.098cm" svg:y="6.858cm">
          <draw:text-box>
            <text:p text:style-name="P5"><text:span text:style-name="T1">X</text:span></text:p>
          </draw:text-box>
        </draw:frame>
        <draw:frame draw:style-name="gr6" draw:text-style-name="P6" draw:layer="layout" svg:width="0.762cm" svg:height="0.962cm" svg:x="13.97cm" svg:y="0.308cm">
          <draw:text-box>
            <text:p text:style-name="P5"><text:span text:style-name="T1">Y</text:span></text:p>
          </draw:text-box>
        </draw:frame>
        <draw:frame draw:style-name="gr6" draw:text-style-name="P8" draw:layer="layout" svg:width="1.27cm" svg:height="0.962cm" svg:x="14.986cm" svg:y="6.35cm">
          <draw:text-box>
            <text:p text:style-name="P7"><text:span text:style-name="T2">ϕ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16T15:21:28.721000000</meta:creation-date>
    <dc:date>2020-06-17T16:36:46.914000000</dc:date>
    <meta:editing-duration>PT34M47S</meta:editing-duration>
    <meta:editing-cycles>1</meta:editing-cycles>
    <meta:document-statistic meta:object-count="34"/>
    <meta:generator>LibreOffice/6.3.6.2$Windows_X86_64 LibreOffice_project/2196df99b074d8a661f4036fca8fa0cbfa33a497</meta:generator>
  </office:meta>
</office:document-meta>
</file>